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essControlAction.getAccess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ControlAction.act( Redirector redirector , SourceResolver sourceResolver , Map objectModel , String source , Parameters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